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T1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ile Process<text:line-break/><text:span text:style-name="T1">for software development team management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What is agile software development?</text:p>
              </text:list-item>
              <text:list-item>
                <text:p>What advantages does it bring?</text:p>
              </text:list-item>
              <text:list-item>
                <text:p>Where is it appropriat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hat is agile software development?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A strategy for software development team management</text:p>
              </text:list-item>
              <text:list-item>
                <text:p text:style-name="P2">Intended to let a team develop software without knowing exactly what it is supposed to do, and adapt to changing expectations (hence “agile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wo questions from the reading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01:49:00.577353486</meta:creation-date>
    <meta:editing-duration>PT12M4S</meta:editing-duration>
    <meta:editing-cycles>3</meta:editing-cycles>
    <meta:generator>LibreOffice/5.4.5.1$Linux_X86_64 LibreOffice_project/40m0$Build-1</meta:generator>
    <dc:date>2018-05-16T03:31:38.597526904</dc:date>
    <meta:document-statistic meta:object-count="33"/>
  </office:meta>
</office:document-meta>
</file>